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mitiveTest.test_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imitiveTest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imitiveTest.test_5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imitiveTest.test_0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imitiveTest.test_1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imitiveTest.test_3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imitiveTest.test_2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imitive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imitiveTest.test_6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imitiveTest.test_4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imitiveTest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imitiveTest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imitiveTest.test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imitive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